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GT America Standard" svg:font-family="'GT America Standard', Helvetica, 'Helvetica Neue', Arial, 'Segoe UI', Roboto, 'Droid Sans',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ce style:name="Times New Roman1" svg:font-family="'Times New Roman'" style:font-family-generic="roman" style:font-pitch="variable"/>
  </office:font-face-decls>
  <office:automatic-styles>
    <style:style style:name="P1" style:family="paragraph" style:parent-style-name="Text_20_body">
      <style:text-properties style:font-name="Times New Roman1" fo:font-size="12pt" fo:font-weight="normal" style:font-size-asian="12pt" style:font-size-complex="12pt"/>
    </style:style>
    <style:style style:name="P2" style:family="paragraph" style:parent-style-name="Text_20_body">
      <loext:graphic-properties draw:fill-gradient-name="gradient" draw:fill-hatch-name="hatch"/>
      <style:paragraph-properties fo:margin-top="0in" fo:margin-bottom="0in" style:contextual-spacing="false" fo:line-height="150%" fo:text-align="justify" style:justify-single-word="false" style:writing-mode="lr-tb"/>
      <style:text-properties style:font-name="Times New Roman1" fo:font-size="12pt" fo:font-weight="normal" style:font-size-asian="12pt" style:font-size-complex="12pt"/>
    </style:style>
    <style:style style:name="P3" style:family="paragraph" style:parent-style-name="Text_20_body">
      <loext:graphic-properties draw:fill-gradient-name="gradient" draw:fill-hatch-name="hatch"/>
      <style:paragraph-properties fo:line-height="150%"/>
      <style:text-properties style:font-name="Times New Roman1" fo:font-size="12pt" fo:font-weight="normal" style:font-size-asian="12pt" style:font-size-complex="12pt"/>
    </style:style>
    <style:style style:name="P4" style:family="paragraph" style:parent-style-name="Text_20_body">
      <loext:graphic-properties draw:fill-gradient-name="gradient" draw:fill-hatch-name="hatch"/>
      <style:paragraph-properties fo:margin-top="0in" fo:margin-bottom="0in" style:contextual-spacing="false" fo:line-height="150%" fo:text-align="justify" style:justify-single-word="false" style:writing-mode="lr-tb"/>
      <style:text-properties style:font-name="Times New Roman1" fo:font-size="12pt" style:text-underline-style="solid" style:text-underline-width="auto" style:text-underline-color="font-color" fo:font-weight="bold" officeooo:rsid="000f8ba7" officeooo:paragraph-rsid="000f8ba7" style:font-size-asian="12pt" style:font-weight-asian="bold" style:font-size-complex="12pt" style:font-weight-complex="bold"/>
    </style:style>
    <style:style style:name="P5" style:family="paragraph" style:parent-style-name="Text_20_body">
      <loext:graphic-properties draw:fill-gradient-name="gradient" draw:fill-hatch-name="hatch"/>
      <style:paragraph-properties fo:line-height="150%"/>
      <style:text-properties style:font-name="Times New Roman1" fo:font-size="12pt" style:font-size-asian="12pt" style:font-size-complex="12pt"/>
    </style:style>
    <style:style style:name="P6" style:family="paragraph" style:parent-style-name="Text_20_body">
      <loext:graphic-properties draw:fill-gradient-name="gradient" draw:fill-hatch-name="hatch"/>
      <style:paragraph-properties fo:margin-top="0in" fo:margin-bottom="0in" style:contextual-spacing="false" fo:line-height="150%" fo:text-align="justify" style:justify-single-word="false" style:writing-mode="lr-tb"/>
      <style:text-properties style:font-name="Times New Roman1" fo:font-size="12pt" officeooo:paragraph-rsid="0014e9ef" style:font-size-asian="12pt" style:font-size-complex="12pt"/>
    </style:style>
    <style:style style:name="P7" style:family="paragraph" style:parent-style-name="Text_20_body">
      <style:text-properties style:font-name="Times New Roman1" fo:font-size="12pt" fo:font-weight="normal" officeooo:rsid="000bb95d" officeooo:paragraph-rsid="000bb95d" style:font-size-asian="10.5pt" style:font-size-complex="12pt"/>
    </style:style>
    <style:style style:name="P8" style:family="paragraph" style:parent-style-name="Text_20_body">
      <style:text-properties style:font-name="Times New Roman1" fo:font-size="12pt" fo:font-weight="normal" officeooo:rsid="000bba64" officeooo:paragraph-rsid="000bba64" style:font-size-asian="10.5pt" style:font-size-complex="12pt"/>
    </style:style>
    <style:style style:name="P9" style:family="paragraph" style:parent-style-name="Text_20_body">
      <style:text-properties style:font-name="Times New Roman1" fo:font-size="12pt" fo:font-weight="normal" officeooo:rsid="000e9372" officeooo:paragraph-rsid="000e9372" style:font-size-asian="10.5pt" style:font-size-complex="12pt"/>
    </style:style>
    <style:style style:name="P10" style:family="paragraph" style:parent-style-name="Text_20_body">
      <style:text-properties style:font-name="Times New Roman1" fo:font-size="12pt" fo:font-weight="normal" officeooo:paragraph-rsid="000bb95d" style:font-size-asian="10.5pt" style:font-size-complex="12pt"/>
    </style:style>
    <style:style style:name="P11" style:family="paragraph" style:parent-style-name="Text_20_body">
      <loext:graphic-properties draw:fill-gradient-name="gradient" draw:fill-hatch-name="hatch"/>
      <style:paragraph-properties fo:margin-top="0in" fo:margin-bottom="0in" style:contextual-spacing="false" fo:line-height="150%" fo:text-align="justify" style:justify-single-word="false" style:writing-mode="lr-tb"/>
      <style:text-properties fo:font-variant="normal" fo:text-transform="none" fo:color="#000000" loext:opacity="100%" style:text-line-through-style="none" style:text-line-through-type="none" style:font-name="Times New Roman1" fo:font-size="12pt" fo:font-style="normal" style:text-underline-style="none" fo:font-weight="normal" officeooo:paragraph-rsid="0012e21f" style:text-blinking="false" fo:background-color="transparent" style:font-size-asian="12pt" style:font-size-complex="12pt"/>
    </style:style>
    <style:style style:name="P12" style:family="paragraph" style:parent-style-name="Text_20_body">
      <loext:graphic-properties draw:fill-gradient-name="gradient" draw:fill-hatch-name="hatch"/>
      <style:paragraph-properties fo:margin-top="0in" fo:margin-bottom="0in" style:contextual-spacing="false" fo:line-height="150%" fo:text-align="justify" style:justify-single-word="false" style:writing-mode="lr-tb"/>
      <style:text-properties fo:font-variant="normal" fo:text-transform="none" fo:color="#000000" loext:opacity="100%" style:text-line-through-style="none" style:text-line-through-type="none" style:font-name="Times New Roman1" fo:font-size="12pt" fo:font-style="normal" style:text-underline-style="none" fo:font-weight="normal" style:text-blinking="false" fo:background-color="transparent" style:font-size-asian="12pt" style:font-size-complex="12pt"/>
    </style:style>
    <style:style style:name="P13" style:family="paragraph" style:parent-style-name="Text_20_body">
      <loext:graphic-properties draw:fill-gradient-name="gradient" draw:fill-hatch-name="hatch"/>
      <style:paragraph-properties fo:margin-top="0in" fo:margin-bottom="0in" style:contextual-spacing="false" fo:line-height="150%" fo:text-align="justify" style:justify-single-word="false" style:writing-mode="lr-tb"/>
      <style:text-properties fo:font-variant="normal" fo:text-transform="none" fo:color="#000000" loext:opacity="100%" style:text-line-through-style="none" style:text-line-through-type="none" style:font-name="Times New Roman1" fo:font-size="15pt" fo:font-style="normal" style:text-underline-style="none" fo:font-weight="bold" style:text-blinking="false" fo:background-color="transparent" style:font-size-asian="15pt" style:font-size-complex="15pt"/>
    </style:style>
    <style:style style:name="T1"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loext:opacity="100%" style:text-line-through-style="none" style:text-line-through-type="none" fo:font-style="normal" style:text-underline-style="none" fo:font-weight="bold" style:text-blinking="false" fo:background-color="transparent" loext:char-shading-value="0"/>
    </style:style>
    <style:style style:name="T3"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style>
    <style:style style:name="T4" style:family="text">
      <style:text-properties fo:font-variant="normal" fo:text-transform="none" fo:color="#000000" loext:opacity="100%" style:text-line-through-style="none" style:text-line-through-type="none" fo:font-style="normal" style:text-underline-style="none" officeooo:rsid="001100fe" style:text-blinking="false" fo:background-color="transparent" loext:char-shading-value="0"/>
    </style:style>
    <style:style style:name="T5" style:family="text">
      <style:text-properties fo:font-variant="normal" fo:text-transform="none" fo:color="#000000" loext:opacity="100%" style:text-line-through-style="none" style:text-line-through-type="none" fo:font-style="normal" style:text-underline-style="none" officeooo:rsid="0012e21f" style:text-blinking="false" fo:background-color="transparent" loext:char-shading-value="0"/>
    </style:style>
    <style:style style:name="T6" style:family="text">
      <style:text-properties fo:font-variant="normal" fo:text-transform="none" fo:color="#000000" loext:opacity="100%" style:text-line-through-style="none" style:text-line-through-type="none" fo:font-style="normal" style:text-underline-style="none" officeooo:rsid="00180634" style:text-blinking="false" fo:background-color="transparent" loext:char-shading-value="0"/>
    </style:style>
    <style:style style:name="T7" style:family="text">
      <style:text-properties fo:font-variant="normal" fo:text-transform="none" fo:color="#000000" loext:opacity="100%" style:text-line-through-style="none" style:text-line-through-type="none" fo:font-style="normal" style:text-underline-style="none" officeooo:rsid="00199e69" style:text-blinking="false" fo:background-color="transparent" loext:char-shading-value="0"/>
    </style:style>
    <style:style style:name="T8"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9"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10" style:family="text">
      <style:text-properties fo:font-variant="normal" fo:text-transform="none" fo:color="#000000" loext:opacity="100%" style:text-line-through-style="none" style:text-line-through-type="none" fo:font-style="normal" style:text-underline-style="none" fo:font-weight="normal" officeooo:rsid="001100fe" style:text-blinking="false" fo:background-color="transparent" loext:char-shading-value="0" style:font-weight-asian="normal" style:font-weight-complex="normal"/>
    </style:style>
    <style:style style:name="T11" style:family="text">
      <style:text-properties fo:font-variant="normal" fo:text-transform="none" fo:color="#000000" loext:opacity="100%" style:text-line-through-style="none" style:text-line-through-type="none" fo:font-style="normal" style:text-underline-style="none" fo:font-weight="normal" officeooo:rsid="0012e21f" style:text-blinking="false" fo:background-color="transparent" loext:char-shading-value="0" style:font-weight-asian="normal" style:font-weight-complex="normal"/>
    </style:style>
    <style:style style:name="T12" style:family="text">
      <style:text-properties fo:font-variant="normal" fo:text-transform="none" fo:color="#000000" loext:opacity="100%" style:text-line-through-style="none" style:text-line-through-type="none" fo:font-style="normal" style:text-underline-style="none" fo:font-weight="normal" officeooo:rsid="0016efb2" style:text-blinking="false" fo:background-color="transparent" loext:char-shading-value="0" style:font-weight-asian="normal" style:font-weight-complex="normal"/>
    </style:style>
    <style:style style:name="T13" style:family="text">
      <style:text-properties fo:font-variant="normal" fo:text-transform="none" fo:color="#000000" loext:opacity="100%" style:text-line-through-style="none" style:text-line-through-type="none" fo:font-style="normal" style:text-underline-style="none" fo:font-weight="normal" officeooo:rsid="00199e69" style:text-blinking="false" fo:background-color="transparent" loext:char-shading-value="0" style:font-weight-asian="normal" style:font-weight-complex="normal"/>
    </style:style>
    <style:style style:name="T14" style:family="text">
      <style:text-properties fo:font-variant="normal" fo:text-transform="none" fo:color="#000000" loext:opacity="100%" style:text-line-through-style="none" style:text-line-through-type="none" fo:font-style="normal" style:text-underline-style="none" fo:font-weight="normal" officeooo:rsid="0014e9ef" style:text-blinking="false" fo:background-color="transparent" loext:char-shading-value="0"/>
    </style:style>
    <style:style style:name="T15" style:family="text">
      <style:text-properties fo:font-variant="normal" fo:text-transform="none" fo:color="#000000" loext:opacity="100%" style:text-line-through-style="none" style:text-line-through-type="none" fo:font-style="normal" style:text-blinking="false" fo:background-color="transparent" loext:char-shading-value="0"/>
    </style:style>
    <style:style style:name="T16" style:family="text">
      <style:text-properties fo:font-variant="normal" fo:text-transform="none" fo:color="#000000" loext:opacity="100%" style:text-line-through-style="none" style:text-line-through-type="none" fo:font-style="normal" fo:font-weight="normal" style:text-blinking="false" fo:background-color="transparent" loext:char-shading-value="0" style:font-weight-asian="normal" style:font-weight-complex="normal"/>
    </style:style>
    <style:style style:name="T17" style:family="text">
      <style:text-properties fo:font-variant="normal" fo:text-transform="none" fo:color="#000000" loext:opacity="100%" fo:font-style="normal" style:text-underline-style="solid" style:text-underline-width="auto" style:text-underline-color="font-color" fo:font-weight="bold" fo:background-color="transparent" loext:char-shading-value="0"/>
    </style:style>
    <style:style style:name="T18" style:family="text">
      <style:text-properties fo:font-variant="normal" fo:text-transform="none" fo:color="#000000" loext:opacity="100%" fo:font-style="normal" style:text-underline-style="solid" style:text-underline-width="auto" style:text-underline-color="font-color" fo:font-weight="bold" officeooo:rsid="001459fe" fo:background-color="transparent" loext:char-shading-value="0"/>
    </style:style>
    <style:style style:name="T19" style:family="text">
      <style:text-properties fo:font-variant="normal" fo:text-transform="none" fo:color="#000000" loext:opacity="100%" fo:letter-spacing="normal" fo:font-style="normal"/>
    </style:style>
    <style:style style:name="T20" style:family="text">
      <style:text-properties fo:font-variant="normal" fo:text-transform="none" fo:color="#000000" loext:opacity="100%" fo:letter-spacing="normal" fo:font-style="normal" officeooo:rsid="000e9372"/>
    </style:style>
    <style:style style:name="T21" style:family="text">
      <style:text-properties fo:font-variant="normal" fo:text-transform="none" fo:color="#000000" loext:opacity="100%" fo:letter-spacing="normal" fo:font-style="normal" officeooo:rsid="000bb95d"/>
    </style:style>
    <style:style style:name="T22" style:family="text">
      <style:text-properties fo:font-variant="normal" fo:text-transform="none" fo:color="#000000" loext:opacity="100%" fo:letter-spacing="normal" fo:font-style="italic" style:font-style-asian="italic" style:font-style-complex="italic"/>
    </style:style>
    <style:style style:name="T23" style:family="text">
      <style:text-properties officeooo:rsid="000bba64"/>
    </style:style>
    <style:style style:name="T24" style:family="text">
      <style:text-properties officeooo:rsid="000d2027"/>
    </style:style>
    <style:style style:name="T25" style:family="text">
      <style:text-properties officeooo:rsid="000f6937"/>
    </style:style>
    <style:style style:name="T26" style:family="text">
      <style:text-properties officeooo:rsid="0012e21f"/>
    </style:style>
    <style:style style:name="T27" style:family="text">
      <style:text-properties officeooo:rsid="001459fe"/>
    </style:style>
    <style:style style:name="T28" style:family="text">
      <style:text-properties officeooo:rsid="0014e9e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bookmark text:name="docs-internal-guid-30270eed-7fff-edfd-c22c-2904080d34f2"/>Half-book review of “Of Blood and Fire”</text:p>
      <text:p text:style-name="P5"/>
      <text:p text:style-name="P2"><text:span text:style-name="T17">Introduction</text:span><text:span text:style-name="T2">: </text:span><text:span text:style-name="T1">“</text:span><text:span text:style-name="T3">Of  Blood and Fire” is a short story tale of  Jahanara </text:span><text:span text:style-name="T4">I</text:span><text:span text:style-name="T3">mam. This book represents the picture of our country during the liberation war. She tried to describe some episodes and incidents during the liberation war from her life. The description of this book is between March to December of 1971. This book is one kind of diary where she described some of her daily activities.</text:span></text:p>
      <text:p text:style-name="P5"/>
      <text:p text:style-name="P2"><text:span text:style-name="T17">The </text:span><text:span text:style-name="T18">half </text:span><text:span text:style-name="T17">basic concept of this book:</text:span><text:span text:style-name="T1"> </text:span><text:span text:style-name="T3">The book “Of Blood and Fire” is a liberation war-based book regarding the situation of 1971 written by Jahanara </text:span><text:span text:style-name="T4">I</text:span><text:span text:style-name="T3">mam. In this book, Jahanara Emam described the oppression of the Pakistani military during th</text:span><text:span text:style-name="T4">at</text:span><text:span text:style-name="T3"> time. Th</text:span><text:span text:style-name="T4">is</text:span><text:span text:style-name="T3"> book also represent</text:span><text:span text:style-name="T4">s</text:span><text:span text:style-name="T3"> some characters who contributed significantly at that time. This book describes an unforgettable history of the country’s independence war. In this book, Jahanara </text:span><text:span text:style-name="T5">I</text:span><text:span text:style-name="T3">mam was depicted. She highlighted her independent spirit and self-sacrifice as a freedom fighter and the dream of getting the freedom of the people of the country. The description of those who directly participated in the liberation war and made the country </text:span><text:span text:style-name="T5">to</text:span><text:span text:style-name="T3"> an independent nation is also mentioned here. She also highlighted the brave contribution of the guerrilla forces during the liberation war in this book. Jahanara </text:span><text:span text:style-name="T5">I</text:span><text:span text:style-name="T3">mam had a son named Shafi </text:span><text:span text:style-name="T6">Imam</text:span><text:span text:style-name="T3"> Rumi. He was about to attend the Mukti Bahini. Jahanara Imam had a husband named Sharif Imam</text:span><text:span text:style-name="T5">. That is why she was very emotional to send her son Rumi to attend the Mukti Bahini as she already lost one family member. </text:span><text:span text:style-name="T3">He</text:span><text:span text:style-name="T5">r husband</text:span><text:span text:style-name="T3"> was also a very well-known civil engineer. Jami was another son of Jahanara </text:span><text:span text:style-name="T5">I</text:span><text:span text:style-name="T3">mam. So the whole summary was liberation war-related to our country.</text:span></text:p>
      <text:p text:style-name="P5"/>
      <text:p text:style-name="P11"><text:span text:style-name="T26">Now I will describe the situation of our country from the book from March to December in 1971. </text:span>The most interesting situation of th<text:span text:style-name="T26">e</text:span> month <text:span text:style-name="T26">March</text:span> was the declaration of freedom of our country. On March 7, Sheikh Mujib Ur Rahman struggled for the rights of our country. On March 2, we can learn, how a massive strike broke across the country. On March 3, we can see how the curfew started. The Shops, office courts, and shopping complexes were closed. We saw here how the students, and the political leaders sealed the participation of all professional people in the strike. All the people of East Pakistan expressed a kind of angry response to the delay of the session of the people's parliaments. On March 4, the army soldiers fired on innocent people. Many people died. The strike started across the country and the<text:span text:style-name="T26"> command of</text:span> Sheikh Mujib Ur Rahman led to riots in the government and non-government institutions. On March 7, Sheikh Mujib Ur Rahman declared a speech on the res<text:span text:style-name="T27">c</text:span>ource ground. It was a <text:soft-page-break/>very popular speech. Through this speech, people found a way to <text:span text:style-name="T27">get </text:span>freedom. On March 25, it was a dark night. The Pakistani military killed thousands of innocent people at midnight. They attacked the University Campus and killed a lot of University Professors and students. <text:span text:style-name="T23">According to Bose (</text:span><text:span text:style-name="T24">2005), the operation searchlight of 25 March was the most terrible night in the history of Bangladesh.</text:span> It was a political plan to kill these people. <text:span text:style-name="T27">On 26 March,</text:span> Sheikh Mujib Ur Rahman declared the freedom of Bangladesh.</text:p>
      <text:p text:style-name="P5"/>
      <text:p text:style-name="P12">After the massacre of March, the Pakistani forces increased the torture of the people of Bengal. The government of Pakistan started conspiracies against the people of the country in various ways. They tried to change the situation by the name of killing the people of the country. On April 3, The brutal Pakistani military attacked the Jinzira. For this reason, many people were killed. They took the help <text:span text:style-name="T27">from</text:span> various newspapers, and mass media to spread these rumors so that the common people of the country are prevented from knowing the truth. On April 10, <text:span text:style-name="T27">an</text:span> <text:span text:style-name="T27">unofficial </text:span>government was formed to lead the country and on April 17 they took the oath. <text:span text:style-name="T25">According to Ludden (2011), the politicians had a great contributions for the freedom of our country during the liberation war.</text:span> Pakistani soldiers used to guard the roads of  Dhaka, took the people from the road, and tortured them. They ransacked many shops and killed many shopkeepers. Many bodies were found in the reservoir which proves how brutal the Pakistani force was. Rumi was shocked to know that <text:span text:style-name="T27">In this situation </text:span>Pakistan took help from China. Overall, April month was very tragic. </text:p>
      <text:p text:style-name="P5"/>
      <text:p text:style-name="P12">In May, the government of Pakistan wanted to show that the situation in the whole country was very normal. But they were <text:span text:style-name="T27">killing</text:span> countless people meanwhile. One by one, they started destroying many villages, districts, and cities outside Dhaka, and many young women were involved in atrocities such as rape and abduction. <text:span text:style-name="T27">T</text:span>he government encouraged the people of the country to return to work. They scared the famous people of the country by spreading fake news on the radio. But they used our religion Islam to fulfill their purpose. People were afraid to return to normal life because of their torture. The Pakistani military attacked many government and non-government organizations so that the people of our country can not get any opportunities to get freedom.</text:p>
      <text:p text:style-name="P5"/>
      <text:p text:style-name="P6"><text:span text:style-name="T8">The economic situation was destroyed by the government of Pakistan. The economic condition of  West Pakistan was totally dependent on East Pakistan. As a result, they also fell victim to this bad situation. On June 3, the Pakistani government demonetized 100 and 500 rupee notes to East Pakistan. On June 5, </text:span><text:soft-page-break/><text:span text:style-name="T8">the Pakistani government spread a rumor that the changed currency notes will not affect the economic condition of East Pakistan. Yahya Khan understood very well that the internal situation in Pakistan was strained by agitation. On June 11, Yahya Khan sent Begum Sulaiman to coalescence with Awami League for the National and Provincial assembly. On the other hand, </text:span><text:span text:style-name="T14">in this situation, </text:span><text:span text:style-name="T8">America and Egypt came forward for Bangladesh and the Pakistan government was in trouble. As we know that Pakistani government killed many civilians in this country. But yet the freedom fighters fought bravely.</text:span></text:p>
      <text:p text:style-name="P6"><text:span text:style-name="T8"/></text:p>
      <text:p text:style-name="P6"><text:span text:style-name="T8">The freedom fighters tried to attack the power station so that they can fight against the Pakistani military. It was well known as  “hit and run”. The Pakistani government didn’t telecast the news to their own homeland. That is why, the situation of East Pakistan incidents was not notified to the people of West Pakistan. Because they telecast the wrong information to the people. That is why they had misinformation about East Pakistan.</text:span></text:p>
      <text:p text:style-name="P3"><text:span text:style-name="T17"/></text:p>
      <text:p text:style-name="P3"><text:span text:style-name="T17">Personal analysis</text:span><text:span text:style-name="T3">: It was a very historical </text:span><text:span text:style-name="T7">book</text:span><text:span text:style-name="T3"> </text:span><text:span text:style-name="T7">of</text:span><text:span text:style-name="T3"> 1971. People were oppressed but could not find a way of achieving rights. There were many regrettable incidents that occurred. But at last, they protested for their rights. </text:span><text:span text:style-name="T7">W</text:span><text:span text:style-name="T3">e saw that many people were oppressed by the Pakistani military. We tried to get freedom. We learn from here the brutal condition of our country during the liberation war. But yet the people of our country found the desire to fight against them to get freedom. This proves that the freedom fighters were very brave. The violence of the Pakistani army in the country was very dangerous. As they were getting support from outside it was very difficult for the people </text:span><text:span text:style-name="T7">of Bangladesh</text:span><text:span text:style-name="T3"> to protest against them. </text:span><text:span text:style-name="T7">So, Jahanara Imam explained this occurrences very clearly in this book. </text:span></text:p>
      <text:p text:style-name="P2"><text:span text:style-name="T3"/></text:p>
      <text:p text:style-name="P4"><text:span text:style-name="T15">Conclusion:</text:span><text:span text:style-name="T16"> </text:span><text:span text:style-name="T9"><text:s/>The freedom struggle movement of our country is very glorious. We have to learn so many things from that. We have achieved our freedom from many sacrifices. Jahanara </text:span><text:span text:style-name="T13">I</text:span><text:span text:style-name="T9">mam has described the terrible situation of our country during the liberation war in 1971. She also sacrificed her son for the country. They had contributed a lot for the country. </text:span><text:span text:style-name="T10">From this book, we can learn how a mother can sacrifice her son for the freedom of our country.</text:span><text:span text:style-name="T11"> The story of this book was also very emotional.</text:span><text:span text:style-name="T10"> From this we can also learn how was the situation of the people of our country during that time. So, this book is a powerful evidence in the history of Bangladesh. It’s also a reminder of the oppression of the Pakistani military in 1971.</text:span></text:p>
      <text:p text:style-name="P1"/>
      <text:p text:style-name="P1"/>
      <text:p text:style-name="P10"><text:soft-page-break/><text:span text:style-name="T21"/></text:p>
      <text:p text:style-name="P10"><text:span text:style-name="T21">References:</text:span></text:p>
      <text:p text:style-name="P8"><text:span text:style-name="T19">Bose, S. (2005). Anatomy of Violence: Analysis of Civil War in East Pakistan in 1971. </text:span><text:span text:style-name="T22">Economic and Political Weekly, 40</text:span><text:span text:style-name="T19">(41), 4463-4471.</text:span><text:a xlink:type="simple" xlink:href="http://www.jstor.org/stable/4417267" office:name=" http://www.jstor.org/stable/4417267" text:style-name="Internet_20_link" text:visited-style-name="Visited_20_Internet_20_Link"> </text:a><text:a xlink:type="simple" xlink:href="http://www.jstor.org/stable/4417267" text:style-name="Internet_20_link" text:visited-style-name="Visited_20_Internet_20_Link">http://www.jstor.org/stable/4417267</text:a></text:p>
      <text:p text:style-name="P8"><text:span text:style-name="T21"/></text:p>
      <text:p text:style-name="P9"><text:span text:style-name="T19">Ludden, D. (2011). The Politics of Independence in Bangladesh. </text:span><text:span text:style-name="T22">Economic and Political Weekly, 46</text:span><text:span text:style-name="T19">(35), 79-85. </text:span><text:a xlink:type="simple" xlink:href="http://www.jstor.org/stable/23017911" office:name="http://www.jstor.org/stable/23017911" text:style-name="Internet_20_link" text:visited-style-name="Visited_20_Internet_20_Link">http://www.jstor.org/stable/23017911</text:a></text:p>
      <text:p text:style-name="P7"><text:span text:style-name="T20"/></text:p>
      <text:p text:style-name="P1"><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GT America Standard" svg:font-family="'GT America Standard', Helvetica, 'Helvetica Neue', Arial, 'Segoe UI', Roboto, 'Droid Sans',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ce style:name="Times New Roman1"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3-25T19:31:31.009000000</meta:creation-date>
    <dc:date>2023-03-25T23:55:46.914000000</dc:date>
    <meta:editing-duration>PT20M47S</meta:editing-duration>
    <meta:editing-cycles>3</meta:editing-cycles>
    <meta:generator>LibreOffice/7.3.4.2$Windows_X86_64 LibreOffice_project/728fec16bd5f605073805c3c9e7c4212a0120dc5</meta:generator>
    <meta:document-statistic meta:table-count="0" meta:image-count="0" meta:object-count="0" meta:page-count="4" meta:paragraph-count="14" meta:word-count="1390" meta:character-count="8336" meta:non-whitespace-character-count="6950"/>
  </office:meta>
</office:document-meta>
</file>